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tyle="italic" style:text-underline-style="none" style:font-style-asian="italic" style:font-style-complex="italic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style:font-style-asian="normal" style:font-style-complex="normal"/>
    </style:style>
    <style:style style:name="P10" style:family="paragraph" style:parent-style-name="Preformatted_20_Text"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PENCV 2.2</text:p>
      <text:p text:style-name="P7"/>
      <text:p text:style-name="Standard">Une nouvelle version du framework Open Computer Vision est sortie en décembre 2010, la version 2.2. La structure interne a été modifiée, et les anciennes bibliothèques sont maintenant décomposées en plus petits modules, qu'il faut charge indépendamment.</text:p>
      <text:p text:style-name="Standard"/>
      <text:p text:style-name="Standard">Pour la liste complète des changements: </text:p>
      <text:p text:style-name="Standard"><text:a xlink:type="simple" xlink:href="http://opencv.willowgarage.com/wiki/OpenCV%20Change%20Logs">http://opencv.willowgarage.com/wiki/OpenCV%20Change%20Logs</text:a></text:p>
      <text:p text:style-name="Standard"/>
      <text:p text:style-name="Standard"/>
      <text:p text:style-name="P2">Installation sous Unix</text:p>
      <text:p text:style-name="P3"/>
      <text:p text:style-name="P1"><text:span text:style-name="T1">T</text:span><text:span text:style-name="T1">éléchargement: </text:span><text:a xlink:type="simple" xlink:href="http://sourceforge.net/projects/opencvlibrary/files/opencv-unix/2.2/">http://sourceforge.net/projects/opencvlibrary/files/opencv-unix/2.2/</text:a></text:p>
      <text:p text:style-name="P1"/>
      <text:p text:style-name="P3">Installation : <text:a xlink:type="simple" xlink:href="http://opencv.willowgarage.com/wiki/InstallGuide">http://opencv.willowgarage.com/wiki/InstallGuide</text:a></text:p>
      <text:p text:style-name="P3"/>
      <text:p text:style-name="P6">Procédure rapide sous Ubuntu 10.x :</text:p>
      <text:p text:style-name="P3"/>
      <text:p text:style-name="P3">- Si non pésents, installer les packages suivants :</text:p>
      <text:p text:style-name="P4">sudo apt-get install cmake</text:p>
      <text:p text:style-name="P4">sudo apt-get install libgtk2.0-dev</text:p>
      <text:p text:style-name="P4">sudo apt-get install pkg-config</text:p>
      <text:p text:style-name="P4">sudo apt-get install libcv-dev</text:p>
      <text:p text:style-name="P4">sudo apt-get install libhighgui-dev</text:p>
      <text:p text:style-name="P4"/>
      <text:p text:style-name="Standard">- créer le dossier où sera extrait OpenCV, s'y placer et exécuter successivement :</text:p>
      <text:p text:style-name="P5">sudo cmake -D CMAKE_INSTALL_PREFIX=/usr/local/ &lt;chemin du dossier contenant les sources opencv précédemment téléchargées&gt;</text:p>
      <text:p text:style-name="P5">sudo make </text:p>
      <text:p text:style-name="P5">sudo make install</text:p>
      <text:p text:style-name="P5">sudo ldconfig</text:p>
      <text:p text:style-name="P5"/>
      <text:p text:style-name="P8">Utilisation d'OpenCV 2.2</text:p>
      <text:p text:style-name="P9"/>
      <text:p text:style-name="P9">Dans le code, la procédure recommandée pour inclure les composants d'opencv est de la forme :</text:p>
      <text:p text:style-name="P9"/>
      <text:p text:style-name="P4">#include &lt;opencv2/core/core.hpp&gt;</text:p>
      <text:p text:style-name="P9"/>
      <text:p text:style-name="P9">Et les nouveaux arguments au niveau du linker sont : </text:p>
      <text:p text:style-name="P9"/>
      <text:p text:style-name="P10">-lopencv_core</text:p>
      <text:p text:style-name="P10">-lopencv_imgproc</text:p>
      <text:p text:style-name="P10">-lopencv_calib3d</text:p>
      <text:p text:style-name="P10">-lopencv_video</text:p>
      <text:p text:style-name="P10">-lopencv_features2d</text:p>
      <text:p text:style-name="P10">-lopencv_ml</text:p>
      <text:p text:style-name="P10">-lopencv_highgui</text:p>
      <text:p text:style-name="P10">-lopencv_objdetect</text:p>
      <text:p text:style-name="P10">-lopencv_contrib</text:p>
      <text:p text:style-name="P10">-lopencv_legacy</text:p>
      <text:p text:style-name="Standard"><text:span text:style-name="Emphasis"><text:span text:style-name="T1"/></text:span></text:p>
      <text:p text:style-name="Standard"><text:span text:style-name="Emphasis"><text:span text:style-name="T2">Des exemples d'utilisation des nouvelles fonctionnalités peuvent être trouvés ici :</text:span></text:span></text:p>
      <text:p text:style-name="Standard"><text:a xlink:type="simple" xlink:href="https://code.ros.org/svn/opencv/trunk/opencv/samples"><text:span text:style-name="Emphasis"><text:span text:style-name="T3">https://code.ros.org/svn/opencv/trunk/opencv/samples</text:span>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5T13:29:58</dc:date>
    <dc:creator>morgan </dc:creator>
    <meta:editing-duration>PT04H29M29S</meta:editing-duration>
    <meta:editing-cycles>80</meta:editing-cycles>
    <meta:generator>OpenOffice.org/3.2$Linux OpenOffice.org_project/320m12$Build-9483</meta:generator>
    <meta:document-statistic meta:table-count="0" meta:image-count="0" meta:object-count="0" meta:page-count="1" meta:paragraph-count="35" meta:word-count="176" meta:character-count="1506"/>
  </office:meta>
</office:document-meta>
</file>